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70.13pt" svg:height="497.68pt" svg:x="131.13pt" svg:y="3pt">
            <loext:p draw:notify-on-update-of-ranges="Sheet1.A1:Sheet1.A1023 Sheet1.B1:Sheet1.B10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164.69pt" svg:y="833.9pt">
            <loext:p draw:notify-on-update-of-ranges="Sheet1.A236:Sheet1.A276 Sheet1.B236:Sheet1.B27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632.98pt" svg:y="551.11pt">
            <loext:p draw:notify-on-update-of-ranges="Sheet1.A108:Sheet1.A148 Sheet1.B108:Sheet1.B1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167.02pt" svg:y="546.63pt">
            <loext:p draw:notify-on-update-of-ranges="Sheet1.A54:Sheet1.A74 Sheet1.B54:Sheet1.B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653.24pt" svg:y="835pt">
            <loext:p draw:notify-on-update-of-ranges="Sheet1.A492:Sheet1.A532 Sheet1.B492:Sheet1.B5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518" calcext:value-type="float">
            <text:p>40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894" calcext:value-type="float">
            <text:p>188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02" calcext:value-type="float">
            <text:p>148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73" calcext:value-type="float">
            <text:p>12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45" calcext:value-type="float">
            <text:p>11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81" calcext:value-type="float">
            <text:p>108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10" calcext:value-type="float">
            <text:p>100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48" calcext:value-type="float">
            <text:p>10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99" calcext:value-type="float">
            <text:p>106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53" calcext:value-type="float">
            <text:p>108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524" calcext:value-type="float">
            <text:p>10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53" calcext:value-type="float">
            <text:p>99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773" calcext:value-type="float">
            <text:p>97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92" calcext:value-type="float">
            <text:p>94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28" calcext:value-type="float">
            <text:p>94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51" calcext:value-type="float">
            <text:p>92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170" calcext:value-type="float">
            <text:p>91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15" calcext:value-type="float">
            <text:p>92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185" calcext:value-type="float">
            <text:p>91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28" calcext:value-type="float">
            <text:p>91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40" calcext:value-type="float">
            <text:p>91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44" calcext:value-type="float">
            <text:p>90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75" calcext:value-type="float">
            <text:p>9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962" calcext:value-type="float">
            <text:p>89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53" calcext:value-type="float">
            <text:p>89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12" calcext:value-type="float">
            <text:p>95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80" calcext:value-type="float">
            <text:p>89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26" calcext:value-type="float">
            <text:p>90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444" calcext:value-type="float">
            <text:p>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3" calcext:value-type="float">
            <text:p>94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398" calcext:value-type="float">
            <text:p>93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462" calcext:value-type="float">
            <text:p>94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38" calcext:value-type="float">
            <text:p>96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725" calcext:value-type="float">
            <text:p>97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93" calcext:value-type="float">
            <text:p>96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35" calcext:value-type="float">
            <text:p>97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62" calcext:value-type="float">
            <text:p>97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88" calcext:value-type="float">
            <text:p>9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79" calcext:value-type="float">
            <text:p>97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744" calcext:value-type="float">
            <text:p>97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69" calcext:value-type="float">
            <text:p>97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55" calcext:value-type="float">
            <text:p>97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770" calcext:value-type="float">
            <text:p>977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33" calcext:value-type="float">
            <text:p>97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735" calcext:value-type="float">
            <text:p>97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26" calcext:value-type="float">
            <text:p>97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68" calcext:value-type="float">
            <text:p>97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68" calcext:value-type="float">
            <text:p>96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751" calcext:value-type="float">
            <text:p>97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66" calcext:value-type="float">
            <text:p>96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735" calcext:value-type="float">
            <text:p>97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623" calcext:value-type="float">
            <text:p>96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45" calcext:value-type="float">
            <text:p>96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74" calcext:value-type="float">
            <text:p>96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663" calcext:value-type="float">
            <text:p>96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637" calcext:value-type="float">
            <text:p>96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714" calcext:value-type="float">
            <text:p>97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51" calcext:value-type="float">
            <text:p>96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01" calcext:value-type="float">
            <text:p>96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98" calcext:value-type="float">
            <text:p>959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622" calcext:value-type="float">
            <text:p>96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606" calcext:value-type="float">
            <text:p>96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618" calcext:value-type="float">
            <text:p>96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28" calcext:value-type="float">
            <text:p>96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82" calcext:value-type="float">
            <text:p>95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619" calcext:value-type="float">
            <text:p>96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591" calcext:value-type="float">
            <text:p>95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44" calcext:value-type="float">
            <text:p>96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636" calcext:value-type="float">
            <text:p>963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575" calcext:value-type="float">
            <text:p>95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98" calcext:value-type="float">
            <text:p>95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66" calcext:value-type="float">
            <text:p>95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10" calcext:value-type="float">
            <text:p>96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592" calcext:value-type="float">
            <text:p>9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90" calcext:value-type="float">
            <text:p>95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601" calcext:value-type="float">
            <text:p>96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606" calcext:value-type="float">
            <text:p>96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653" calcext:value-type="float">
            <text:p>965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678" calcext:value-type="float">
            <text:p>96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639" calcext:value-type="float">
            <text:p>96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744" calcext:value-type="float">
            <text:p>97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669" calcext:value-type="float">
            <text:p>966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673" calcext:value-type="float">
            <text:p>96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11" calcext:value-type="float">
            <text:p>96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628" calcext:value-type="float">
            <text:p>96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638" calcext:value-type="float">
            <text:p>963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652" calcext:value-type="float">
            <text:p>96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649" calcext:value-type="float">
            <text:p>96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678" calcext:value-type="float">
            <text:p>96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722" calcext:value-type="float">
            <text:p>97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730" calcext:value-type="float">
            <text:p>97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729" calcext:value-type="float">
            <text:p>97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807" calcext:value-type="float">
            <text:p>980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825" calcext:value-type="float">
            <text:p>98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919" calcext:value-type="float">
            <text:p>99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903" calcext:value-type="float">
            <text:p>99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820" calcext:value-type="float">
            <text:p>982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904" calcext:value-type="float">
            <text:p>990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958" calcext:value-type="float">
            <text:p>99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39" calcext:value-type="float">
            <text:p>100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57" calcext:value-type="float">
            <text:p>1005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167" calcext:value-type="float">
            <text:p>101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172" calcext:value-type="float">
            <text:p>10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170" calcext:value-type="float">
            <text:p>1017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195" calcext:value-type="float">
            <text:p>101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79" calcext:value-type="float">
            <text:p>1017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02" calcext:value-type="float">
            <text:p>102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159" calcext:value-type="float">
            <text:p>101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205" calcext:value-type="float">
            <text:p>1020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16" calcext:value-type="float">
            <text:p>101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164" calcext:value-type="float">
            <text:p>101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178" calcext:value-type="float">
            <text:p>101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162" calcext:value-type="float">
            <text:p>1016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183" calcext:value-type="float">
            <text:p>101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164" calcext:value-type="float">
            <text:p>1016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26" calcext:value-type="float">
            <text:p>102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227" calcext:value-type="float">
            <text:p>1022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203" calcext:value-type="float">
            <text:p>102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94" calcext:value-type="float">
            <text:p>1009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94" calcext:value-type="float">
            <text:p>100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35" calcext:value-type="float">
            <text:p>101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99" calcext:value-type="float">
            <text:p>100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113" calcext:value-type="float">
            <text:p>101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99" calcext:value-type="float">
            <text:p>100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122" calcext:value-type="float">
            <text:p>1012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38" calcext:value-type="float">
            <text:p>1013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101" calcext:value-type="float">
            <text:p>101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65" calcext:value-type="float">
            <text:p>100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124" calcext:value-type="float">
            <text:p>1012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167" calcext:value-type="float">
            <text:p>1016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83" calcext:value-type="float">
            <text:p>1008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97" calcext:value-type="float">
            <text:p>100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85" calcext:value-type="float">
            <text:p>1008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286" calcext:value-type="float">
            <text:p>1028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261" calcext:value-type="float">
            <text:p>102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135" calcext:value-type="float">
            <text:p>101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111" calcext:value-type="float">
            <text:p>101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223" calcext:value-type="float">
            <text:p>1022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278" calcext:value-type="float">
            <text:p>102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58" calcext:value-type="float">
            <text:p>1005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61" calcext:value-type="float">
            <text:p>1006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52" calcext:value-type="float">
            <text:p>1005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75" calcext:value-type="float">
            <text:p>100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07" calcext:value-type="float">
            <text:p>1010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185" calcext:value-type="float">
            <text:p>1018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199" calcext:value-type="float">
            <text:p>101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76" calcext:value-type="float">
            <text:p>100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82" calcext:value-type="float">
            <text:p>100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92" calcext:value-type="float">
            <text:p>1009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148" calcext:value-type="float">
            <text:p>101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150" calcext:value-type="float">
            <text:p>1015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121" calcext:value-type="float">
            <text:p>101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92" calcext:value-type="float">
            <text:p>1009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90" calcext:value-type="float">
            <text:p>1009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89" calcext:value-type="float">
            <text:p>1008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120" calcext:value-type="float">
            <text:p>101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171" calcext:value-type="float">
            <text:p>1017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34" calcext:value-type="float">
            <text:p>1013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189" calcext:value-type="float">
            <text:p>101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72" calcext:value-type="float">
            <text:p>100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90" calcext:value-type="float">
            <text:p>100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54" calcext:value-type="float">
            <text:p>1005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98" calcext:value-type="float">
            <text:p>1009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64" calcext:value-type="float">
            <text:p>1006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129" calcext:value-type="float">
            <text:p>1012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71" calcext:value-type="float">
            <text:p>1007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104" calcext:value-type="float">
            <text:p>1010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69" calcext:value-type="float">
            <text:p>1006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562" calcext:value-type="float">
            <text:p>1056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73" calcext:value-type="float">
            <text:p>1007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107" calcext:value-type="float">
            <text:p>1010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67" calcext:value-type="float">
            <text:p>1006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89" calcext:value-type="float">
            <text:p>1008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134" calcext:value-type="float">
            <text:p>1013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247" calcext:value-type="float">
            <text:p>102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65" calcext:value-type="float">
            <text:p>1006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87" calcext:value-type="float">
            <text:p>1008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89" calcext:value-type="float">
            <text:p>1008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118" calcext:value-type="float">
            <text:p>101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251" calcext:value-type="float">
            <text:p>1025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122" calcext:value-type="float">
            <text:p>1012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180" calcext:value-type="float">
            <text:p>1018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147" calcext:value-type="float">
            <text:p>1014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91" calcext:value-type="float">
            <text:p>100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115" calcext:value-type="float">
            <text:p>101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100" calcext:value-type="float">
            <text:p>101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93" calcext:value-type="float">
            <text:p>1009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154" calcext:value-type="float">
            <text:p>1015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171" calcext:value-type="float">
            <text:p>1017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113" calcext:value-type="float">
            <text:p>101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168" calcext:value-type="float">
            <text:p>101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5" calcext:value-type="float">
            <text:p>1012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146" calcext:value-type="float">
            <text:p>101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128" calcext:value-type="float">
            <text:p>1012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137" calcext:value-type="float">
            <text:p>1013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151" calcext:value-type="float">
            <text:p>101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174" calcext:value-type="float">
            <text:p>1017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190" calcext:value-type="float">
            <text:p>1019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154" calcext:value-type="float">
            <text:p>1015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88" calcext:value-type="float">
            <text:p>1018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297" calcext:value-type="float">
            <text:p>1029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298" calcext:value-type="float">
            <text:p>1029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196" calcext:value-type="float">
            <text:p>1019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215" calcext:value-type="float">
            <text:p>102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196" calcext:value-type="float">
            <text:p>1019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198" calcext:value-type="float">
            <text:p>1019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163" calcext:value-type="float">
            <text:p>1016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172" calcext:value-type="float">
            <text:p>1017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182" calcext:value-type="float">
            <text:p>1018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203" calcext:value-type="float">
            <text:p>1020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199" calcext:value-type="float">
            <text:p>1019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175" calcext:value-type="float">
            <text:p>1017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249" calcext:value-type="float">
            <text:p>1024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256" calcext:value-type="float">
            <text:p>1025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230" calcext:value-type="float">
            <text:p>1023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239" calcext:value-type="float">
            <text:p>1023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229" calcext:value-type="float">
            <text:p>1022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287" calcext:value-type="float">
            <text:p>1028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306" calcext:value-type="float">
            <text:p>1030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254" calcext:value-type="float">
            <text:p>102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259" calcext:value-type="float">
            <text:p>1025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486" calcext:value-type="float">
            <text:p>1048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317" calcext:value-type="float">
            <text:p>1031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392" calcext:value-type="float">
            <text:p>1039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377" calcext:value-type="float">
            <text:p>1037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422" calcext:value-type="float">
            <text:p>104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467" calcext:value-type="float">
            <text:p>1046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507" calcext:value-type="float">
            <text:p>1050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476" calcext:value-type="float">
            <text:p>104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555" calcext:value-type="float">
            <text:p>1055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655" calcext:value-type="float">
            <text:p>1065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542" calcext:value-type="float">
            <text:p>1054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95" calcext:value-type="float">
            <text:p>1059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626" calcext:value-type="float">
            <text:p>1062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671" calcext:value-type="float">
            <text:p>1067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712" calcext:value-type="float">
            <text:p>107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739" calcext:value-type="float">
            <text:p>1073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805" calcext:value-type="float">
            <text:p>1080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798" calcext:value-type="float">
            <text:p>1079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873" calcext:value-type="float">
            <text:p>1087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901" calcext:value-type="float">
            <text:p>1090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922" calcext:value-type="float">
            <text:p>1092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901" calcext:value-type="float">
            <text:p>109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915" calcext:value-type="float">
            <text:p>109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941" calcext:value-type="float">
            <text:p>1094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955" calcext:value-type="float">
            <text:p>1095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019" calcext:value-type="float">
            <text:p>110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024" calcext:value-type="float">
            <text:p>1102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1064" calcext:value-type="float">
            <text:p>1106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152" calcext:value-type="float">
            <text:p>111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1126" calcext:value-type="float">
            <text:p>1112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1188" calcext:value-type="float">
            <text:p>1118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176" calcext:value-type="float">
            <text:p>1117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202" calcext:value-type="float">
            <text:p>1120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1205" calcext:value-type="float">
            <text:p>1120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222" calcext:value-type="float">
            <text:p>1122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226" calcext:value-type="float">
            <text:p>112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302" calcext:value-type="float">
            <text:p>1130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1285" calcext:value-type="float">
            <text:p>1128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1367" calcext:value-type="float">
            <text:p>1136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1360" calcext:value-type="float">
            <text:p>1136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1464" calcext:value-type="float">
            <text:p>1146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496" calcext:value-type="float">
            <text:p>1149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486" calcext:value-type="float">
            <text:p>1148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482" calcext:value-type="float">
            <text:p>114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551" calcext:value-type="float">
            <text:p>115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582" calcext:value-type="float">
            <text:p>1158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599" calcext:value-type="float">
            <text:p>115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1624" calcext:value-type="float">
            <text:p>1162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916" calcext:value-type="float">
            <text:p>119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1682" calcext:value-type="float">
            <text:p>1168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689" calcext:value-type="float">
            <text:p>1168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715" calcext:value-type="float">
            <text:p>1171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721" calcext:value-type="float">
            <text:p>1172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1763" calcext:value-type="float">
            <text:p>1176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841" calcext:value-type="float">
            <text:p>1184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1847" calcext:value-type="float">
            <text:p>1184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793" calcext:value-type="float">
            <text:p>1179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829" calcext:value-type="float">
            <text:p>1182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815" calcext:value-type="float">
            <text:p>118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1873" calcext:value-type="float">
            <text:p>118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881" calcext:value-type="float">
            <text:p>118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1934" calcext:value-type="float">
            <text:p>1193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916" calcext:value-type="float">
            <text:p>119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938" calcext:value-type="float">
            <text:p>1193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1938" calcext:value-type="float">
            <text:p>1193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1990" calcext:value-type="float">
            <text:p>1199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961" calcext:value-type="float">
            <text:p>1196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984" calcext:value-type="float">
            <text:p>119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929" calcext:value-type="float">
            <text:p>1192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917" calcext:value-type="float">
            <text:p>119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1975" calcext:value-type="float">
            <text:p>1197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061" calcext:value-type="float">
            <text:p>1206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030" calcext:value-type="float">
            <text:p>1203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106" calcext:value-type="float">
            <text:p>121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222" calcext:value-type="float">
            <text:p>1222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2280" calcext:value-type="float">
            <text:p>1228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266" calcext:value-type="float">
            <text:p>1226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2317" calcext:value-type="float">
            <text:p>1231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334" calcext:value-type="float">
            <text:p>1233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372" calcext:value-type="float">
            <text:p>1237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2313" calcext:value-type="float">
            <text:p>1231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468" calcext:value-type="float">
            <text:p>1246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2408" calcext:value-type="float">
            <text:p>124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2385" calcext:value-type="float">
            <text:p>1238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344" calcext:value-type="float">
            <text:p>1234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360" calcext:value-type="float">
            <text:p>123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443" calcext:value-type="float">
            <text:p>1244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14" calcext:value-type="float">
            <text:p>124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366" calcext:value-type="float">
            <text:p>1236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409" calcext:value-type="float">
            <text:p>1240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377" calcext:value-type="float">
            <text:p>1237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406" calcext:value-type="float">
            <text:p>1240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389" calcext:value-type="float">
            <text:p>1238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467" calcext:value-type="float">
            <text:p>1246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452" calcext:value-type="float">
            <text:p>1245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537" calcext:value-type="float">
            <text:p>125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94" calcext:value-type="float">
            <text:p>125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588" calcext:value-type="float">
            <text:p>1258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519" calcext:value-type="float">
            <text:p>1251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506" calcext:value-type="float">
            <text:p>125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474" calcext:value-type="float">
            <text:p>1247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2416" calcext:value-type="float">
            <text:p>124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467" calcext:value-type="float">
            <text:p>1246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399" calcext:value-type="float">
            <text:p>1239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424" calcext:value-type="float">
            <text:p>124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401" calcext:value-type="float">
            <text:p>1240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411" calcext:value-type="float">
            <text:p>124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357" calcext:value-type="float">
            <text:p>1235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2445" calcext:value-type="float">
            <text:p>1244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2392" calcext:value-type="float">
            <text:p>1239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370" calcext:value-type="float">
            <text:p>1237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2360" calcext:value-type="float">
            <text:p>1236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2411" calcext:value-type="float">
            <text:p>1241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396" calcext:value-type="float">
            <text:p>1239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516" calcext:value-type="float">
            <text:p>125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443" calcext:value-type="float">
            <text:p>1244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2429" calcext:value-type="float">
            <text:p>1242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2470" calcext:value-type="float">
            <text:p>1247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2505" calcext:value-type="float">
            <text:p>1250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456" calcext:value-type="float">
            <text:p>1245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2487" calcext:value-type="float">
            <text:p>1248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2508" calcext:value-type="float">
            <text:p>1250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2515" calcext:value-type="float">
            <text:p>1251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2494" calcext:value-type="float">
            <text:p>1249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483" calcext:value-type="float">
            <text:p>1248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2491" calcext:value-type="float">
            <text:p>1249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2446" calcext:value-type="float">
            <text:p>1244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2510" calcext:value-type="float">
            <text:p>125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2415" calcext:value-type="float">
            <text:p>1241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2374" calcext:value-type="float">
            <text:p>1237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2325" calcext:value-type="float">
            <text:p>123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334" calcext:value-type="float">
            <text:p>1233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316" calcext:value-type="float">
            <text:p>123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2321" calcext:value-type="float">
            <text:p>1232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279" calcext:value-type="float">
            <text:p>1227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332" calcext:value-type="float">
            <text:p>1233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301" calcext:value-type="float">
            <text:p>1230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2325" calcext:value-type="float">
            <text:p>123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2331" calcext:value-type="float">
            <text:p>1233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2265" calcext:value-type="float">
            <text:p>1226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191" calcext:value-type="float">
            <text:p>1219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2202" calcext:value-type="float">
            <text:p>1220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2181" calcext:value-type="float">
            <text:p>1218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179" calcext:value-type="float">
            <text:p>1217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164" calcext:value-type="float">
            <text:p>1216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2144" calcext:value-type="float">
            <text:p>1214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186" calcext:value-type="float">
            <text:p>1218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135" calcext:value-type="float">
            <text:p>1213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2130" calcext:value-type="float">
            <text:p>1213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110" calcext:value-type="float">
            <text:p>121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050" calcext:value-type="float">
            <text:p>1205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2051" calcext:value-type="float">
            <text:p>1205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2243" calcext:value-type="float">
            <text:p>1224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2147" calcext:value-type="float">
            <text:p>1214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2085" calcext:value-type="float">
            <text:p>1208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2160" calcext:value-type="float">
            <text:p>1216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2140" calcext:value-type="float">
            <text:p>1214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2139" calcext:value-type="float">
            <text:p>1213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2154" calcext:value-type="float">
            <text:p>1215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2104" calcext:value-type="float">
            <text:p>1210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102" calcext:value-type="float">
            <text:p>1210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149" calcext:value-type="float">
            <text:p>1214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2160" calcext:value-type="float">
            <text:p>1216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317" calcext:value-type="float">
            <text:p>1231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2223" calcext:value-type="float">
            <text:p>1222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2305" calcext:value-type="float">
            <text:p>1230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244" calcext:value-type="float">
            <text:p>1224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358" calcext:value-type="float">
            <text:p>1235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2378" calcext:value-type="float">
            <text:p>123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2457" calcext:value-type="float">
            <text:p>1245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450" calcext:value-type="float">
            <text:p>1245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2479" calcext:value-type="float">
            <text:p>1247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2547" calcext:value-type="float">
            <text:p>1254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2598" calcext:value-type="float">
            <text:p>1259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2559" calcext:value-type="float">
            <text:p>1255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708" calcext:value-type="float">
            <text:p>1270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2754" calcext:value-type="float">
            <text:p>1275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781" calcext:value-type="float">
            <text:p>1278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2772" calcext:value-type="float">
            <text:p>1277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2911" calcext:value-type="float">
            <text:p>1291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3047" calcext:value-type="float">
            <text:p>1304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027" calcext:value-type="float">
            <text:p>1302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3069" calcext:value-type="float">
            <text:p>1306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3136" calcext:value-type="float">
            <text:p>1313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3239" calcext:value-type="float">
            <text:p>1323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3278" calcext:value-type="float">
            <text:p>1327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3265" calcext:value-type="float">
            <text:p>1326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3283" calcext:value-type="float">
            <text:p>1328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3295" calcext:value-type="float">
            <text:p>1329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3681" calcext:value-type="float">
            <text:p>136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3379" calcext:value-type="float">
            <text:p>1337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3486" calcext:value-type="float">
            <text:p>1348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559" calcext:value-type="float">
            <text:p>1355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3590" calcext:value-type="float">
            <text:p>1359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730" calcext:value-type="float">
            <text:p>1373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3796" calcext:value-type="float">
            <text:p>1379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3857" calcext:value-type="float">
            <text:p>1385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3958" calcext:value-type="float">
            <text:p>1395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3998" calcext:value-type="float">
            <text:p>1399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042" calcext:value-type="float">
            <text:p>1404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129" calcext:value-type="float">
            <text:p>1412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267" calcext:value-type="float">
            <text:p>1426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300" calcext:value-type="float">
            <text:p>1430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343" calcext:value-type="float">
            <text:p>1434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387" calcext:value-type="float">
            <text:p>1438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677" calcext:value-type="float">
            <text:p>1467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24" calcext:value-type="float">
            <text:p>1452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616" calcext:value-type="float">
            <text:p>1461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43" calcext:value-type="float">
            <text:p>1454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630" calcext:value-type="float">
            <text:p>1463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676" calcext:value-type="float">
            <text:p>1467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736" calcext:value-type="float">
            <text:p>1473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661" calcext:value-type="float">
            <text:p>1466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783" calcext:value-type="float">
            <text:p>1478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812" calcext:value-type="float">
            <text:p>1481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853" calcext:value-type="float">
            <text:p>1485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985" calcext:value-type="float">
            <text:p>1498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007" calcext:value-type="float">
            <text:p>1500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5064" calcext:value-type="float">
            <text:p>1506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5089" calcext:value-type="float">
            <text:p>1508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5240" calcext:value-type="float">
            <text:p>1524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5203" calcext:value-type="float">
            <text:p>1520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5246" calcext:value-type="float">
            <text:p>1524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5271" calcext:value-type="float">
            <text:p>1527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5354" calcext:value-type="float">
            <text:p>1535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5425" calcext:value-type="float">
            <text:p>1542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5466" calcext:value-type="float">
            <text:p>1546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478" calcext:value-type="float">
            <text:p>1547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5570" calcext:value-type="float">
            <text:p>1557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5649" calcext:value-type="float">
            <text:p>1564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5706" calcext:value-type="float">
            <text:p>1570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5703" calcext:value-type="float">
            <text:p>1570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5838" calcext:value-type="float">
            <text:p>1583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5829" calcext:value-type="float">
            <text:p>1582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5920" calcext:value-type="float">
            <text:p>1592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5978" calcext:value-type="float">
            <text:p>1597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073" calcext:value-type="float">
            <text:p>1607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085" calcext:value-type="float">
            <text:p>1608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6290" calcext:value-type="float">
            <text:p>1629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149" calcext:value-type="float">
            <text:p>1614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286" calcext:value-type="float">
            <text:p>1628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6341" calcext:value-type="float">
            <text:p>1634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6372" calcext:value-type="float">
            <text:p>1637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6510" calcext:value-type="float">
            <text:p>165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6515" calcext:value-type="float">
            <text:p>165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6594" calcext:value-type="float">
            <text:p>1659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656" calcext:value-type="float">
            <text:p>1665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6732" calcext:value-type="float">
            <text:p>1673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6767" calcext:value-type="float">
            <text:p>1676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6849" calcext:value-type="float">
            <text:p>1684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6860" calcext:value-type="float">
            <text:p>1686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6948" calcext:value-type="float">
            <text:p>1694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7136" calcext:value-type="float">
            <text:p>1713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7224" calcext:value-type="float">
            <text:p>1722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7267" calcext:value-type="float">
            <text:p>172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7388" calcext:value-type="float">
            <text:p>1738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7303" calcext:value-type="float">
            <text:p>1730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7453" calcext:value-type="float">
            <text:p>1745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7490" calcext:value-type="float">
            <text:p>1749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7540" calcext:value-type="float">
            <text:p>1754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7554" calcext:value-type="float">
            <text:p>1755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7677" calcext:value-type="float">
            <text:p>1767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7738" calcext:value-type="float">
            <text:p>1773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7764" calcext:value-type="float">
            <text:p>1776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7775" calcext:value-type="float">
            <text:p>1777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8091" calcext:value-type="float">
            <text:p>1809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7942" calcext:value-type="float">
            <text:p>1794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8041" calcext:value-type="float">
            <text:p>1804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8192" calcext:value-type="float">
            <text:p>1819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8162" calcext:value-type="float">
            <text:p>1816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8322" calcext:value-type="float">
            <text:p>183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8287" calcext:value-type="float">
            <text:p>1828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8278" calcext:value-type="float">
            <text:p>1827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8362" calcext:value-type="float">
            <text:p>1836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8398" calcext:value-type="float">
            <text:p>1839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8481" calcext:value-type="float">
            <text:p>1848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8459" calcext:value-type="float">
            <text:p>1845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8568" calcext:value-type="float">
            <text:p>1856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8554" calcext:value-type="float">
            <text:p>1855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8644" calcext:value-type="float">
            <text:p>1864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8733" calcext:value-type="float">
            <text:p>1873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8761" calcext:value-type="float">
            <text:p>1876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8759" calcext:value-type="float">
            <text:p>1875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8816" calcext:value-type="float">
            <text:p>188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845" calcext:value-type="float">
            <text:p>1884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8905" calcext:value-type="float">
            <text:p>189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9017" calcext:value-type="float">
            <text:p>190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9036" calcext:value-type="float">
            <text:p>1903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110" calcext:value-type="float">
            <text:p>191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418" calcext:value-type="float">
            <text:p>194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9217" calcext:value-type="float">
            <text:p>1921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9241" calcext:value-type="float">
            <text:p>1924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9239" calcext:value-type="float">
            <text:p>1923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9367" calcext:value-type="float">
            <text:p>1936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359" calcext:value-type="float">
            <text:p>193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9435" calcext:value-type="float">
            <text:p>1943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9417" calcext:value-type="float">
            <text:p>1941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9512" calcext:value-type="float">
            <text:p>1951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663" calcext:value-type="float">
            <text:p>1966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9618" calcext:value-type="float">
            <text:p>196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9736" calcext:value-type="float">
            <text:p>1973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9798" calcext:value-type="float">
            <text:p>1979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9804" calcext:value-type="float">
            <text:p>1980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9880" calcext:value-type="float">
            <text:p>1988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9711" calcext:value-type="float">
            <text:p>197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786" calcext:value-type="float">
            <text:p>1978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9865" calcext:value-type="float">
            <text:p>1986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9865" calcext:value-type="float">
            <text:p>1986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988" calcext:value-type="float">
            <text:p>1998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0186" calcext:value-type="float">
            <text:p>2018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045" calcext:value-type="float">
            <text:p>2004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0108" calcext:value-type="float">
            <text:p>2010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0163" calcext:value-type="float">
            <text:p>2016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0190" calcext:value-type="float">
            <text:p>2019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0261" calcext:value-type="float">
            <text:p>2026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0303" calcext:value-type="float">
            <text:p>2030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249" calcext:value-type="float">
            <text:p>2024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0284" calcext:value-type="float">
            <text:p>2028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0501" calcext:value-type="float">
            <text:p>205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0308" calcext:value-type="float">
            <text:p>2030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0465" calcext:value-type="float">
            <text:p>2046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468" calcext:value-type="float">
            <text:p>2046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496" calcext:value-type="float">
            <text:p>2049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509" calcext:value-type="float">
            <text:p>2050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648" calcext:value-type="float">
            <text:p>2064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0628" calcext:value-type="float">
            <text:p>2062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741" calcext:value-type="float">
            <text:p>2074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0715" calcext:value-type="float">
            <text:p>207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0857" calcext:value-type="float">
            <text:p>2085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0870" calcext:value-type="float">
            <text:p>2087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913" calcext:value-type="float">
            <text:p>209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918" calcext:value-type="float">
            <text:p>209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0969" calcext:value-type="float">
            <text:p>2096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990" calcext:value-type="float">
            <text:p>2099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1002" calcext:value-type="float">
            <text:p>2100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0982" calcext:value-type="float">
            <text:p>2098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1018" calcext:value-type="float">
            <text:p>21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1019" calcext:value-type="float">
            <text:p>2101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992" calcext:value-type="float">
            <text:p>2099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0983" calcext:value-type="float">
            <text:p>2098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1082" calcext:value-type="float">
            <text:p>2108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1048" calcext:value-type="float">
            <text:p>2104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1105" calcext:value-type="float">
            <text:p>211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0936" calcext:value-type="float">
            <text:p>2093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0990" calcext:value-type="float">
            <text:p>2099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0930" calcext:value-type="float">
            <text:p>2093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0960" calcext:value-type="float">
            <text:p>2096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930" calcext:value-type="float">
            <text:p>2093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0989" calcext:value-type="float">
            <text:p>2098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0942" calcext:value-type="float">
            <text:p>2094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0968" calcext:value-type="float">
            <text:p>2096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1035" calcext:value-type="float">
            <text:p>2103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964" calcext:value-type="float">
            <text:p>2096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971" calcext:value-type="float">
            <text:p>2097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0939" calcext:value-type="float">
            <text:p>2093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0865" calcext:value-type="float">
            <text:p>2086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0932" calcext:value-type="float">
            <text:p>2093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1081" calcext:value-type="float">
            <text:p>2108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0941" calcext:value-type="float">
            <text:p>2094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0890" calcext:value-type="float">
            <text:p>2089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875" calcext:value-type="float">
            <text:p>2087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889" calcext:value-type="float">
            <text:p>2088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0894" calcext:value-type="float">
            <text:p>2089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1055" calcext:value-type="float">
            <text:p>2105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868" calcext:value-type="float">
            <text:p>2086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0894" calcext:value-type="float">
            <text:p>2089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0895" calcext:value-type="float">
            <text:p>2089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805" calcext:value-type="float">
            <text:p>2080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891" calcext:value-type="float">
            <text:p>2089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0986" calcext:value-type="float">
            <text:p>2098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808" calcext:value-type="float">
            <text:p>2080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0873" calcext:value-type="float">
            <text:p>2087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0905" calcext:value-type="float">
            <text:p>2090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0792" calcext:value-type="float">
            <text:p>2079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0855" calcext:value-type="float">
            <text:p>2085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0750" calcext:value-type="float">
            <text:p>2075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0779" calcext:value-type="float">
            <text:p>2077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0833" calcext:value-type="float">
            <text:p>2083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0843" calcext:value-type="float">
            <text:p>2084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0796" calcext:value-type="float">
            <text:p>207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0843" calcext:value-type="float">
            <text:p>2084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0852" calcext:value-type="float">
            <text:p>2085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0795" calcext:value-type="float">
            <text:p>20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785" calcext:value-type="float">
            <text:p>2078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784" calcext:value-type="float">
            <text:p>2078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830" calcext:value-type="float">
            <text:p>2083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968" calcext:value-type="float">
            <text:p>2096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204" calcext:value-type="float">
            <text:p>2120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0798" calcext:value-type="float">
            <text:p>2079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0807" calcext:value-type="float">
            <text:p>2080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0766" calcext:value-type="float">
            <text:p>2076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776" calcext:value-type="float">
            <text:p>2077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0801" calcext:value-type="float">
            <text:p>2080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0803" calcext:value-type="float">
            <text:p>2080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0842" calcext:value-type="float">
            <text:p>2084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0850" calcext:value-type="float">
            <text:p>2085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0825" calcext:value-type="float">
            <text:p>2082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0819" calcext:value-type="float">
            <text:p>2081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1061" calcext:value-type="float">
            <text:p>2106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756" calcext:value-type="float">
            <text:p>2075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0921" calcext:value-type="float">
            <text:p>2092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816" calcext:value-type="float">
            <text:p>208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779" calcext:value-type="float">
            <text:p>2077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782" calcext:value-type="float">
            <text:p>2078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799" calcext:value-type="float">
            <text:p>2079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0752" calcext:value-type="float">
            <text:p>2075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796" calcext:value-type="float">
            <text:p>2079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719" calcext:value-type="float">
            <text:p>2071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729" calcext:value-type="float">
            <text:p>2072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794" calcext:value-type="float">
            <text:p>2079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0766" calcext:value-type="float">
            <text:p>2076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693" calcext:value-type="float">
            <text:p>2069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744" calcext:value-type="float">
            <text:p>2074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725" calcext:value-type="float">
            <text:p>2072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757" calcext:value-type="float">
            <text:p>2075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703" calcext:value-type="float">
            <text:p>2070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713" calcext:value-type="float">
            <text:p>207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717" calcext:value-type="float">
            <text:p>2071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695" calcext:value-type="float">
            <text:p>2069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665" calcext:value-type="float">
            <text:p>2066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727" calcext:value-type="float">
            <text:p>2072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701" calcext:value-type="float">
            <text:p>2070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708" calcext:value-type="float">
            <text:p>207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650" calcext:value-type="float">
            <text:p>2065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677" calcext:value-type="float">
            <text:p>2067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670" calcext:value-type="float">
            <text:p>2067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701" calcext:value-type="float">
            <text:p>2070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655" calcext:value-type="float">
            <text:p>2065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931" calcext:value-type="float">
            <text:p>2093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688" calcext:value-type="float">
            <text:p>2068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758" calcext:value-type="float">
            <text:p>2075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720" calcext:value-type="float">
            <text:p>2072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0635" calcext:value-type="float">
            <text:p>2063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611" calcext:value-type="float">
            <text:p>2061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0641" calcext:value-type="float">
            <text:p>2064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636" calcext:value-type="float">
            <text:p>2063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0581" calcext:value-type="float">
            <text:p>2058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0608" calcext:value-type="float">
            <text:p>206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0655" calcext:value-type="float">
            <text:p>2065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601" calcext:value-type="float">
            <text:p>2060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625" calcext:value-type="float">
            <text:p>2062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603" calcext:value-type="float">
            <text:p>2060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0555" calcext:value-type="float">
            <text:p>2055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0626" calcext:value-type="float">
            <text:p>2062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643" calcext:value-type="float">
            <text:p>2064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0578" calcext:value-type="float">
            <text:p>2057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0596" calcext:value-type="float">
            <text:p>2059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0557" calcext:value-type="float">
            <text:p>2055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0625" calcext:value-type="float">
            <text:p>2062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0641" calcext:value-type="float">
            <text:p>2064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580" calcext:value-type="float">
            <text:p>2058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0595" calcext:value-type="float">
            <text:p>2059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0625" calcext:value-type="float">
            <text:p>2062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0539" calcext:value-type="float">
            <text:p>2053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0583" calcext:value-type="float">
            <text:p>2058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0574" calcext:value-type="float">
            <text:p>2057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642" calcext:value-type="float">
            <text:p>2064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0502" calcext:value-type="float">
            <text:p>2050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0611" calcext:value-type="float">
            <text:p>2061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0542" calcext:value-type="float">
            <text:p>2054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0502" calcext:value-type="float">
            <text:p>20502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0598" calcext:value-type="float">
            <text:p>2059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0558" calcext:value-type="float">
            <text:p>2055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0574" calcext:value-type="float">
            <text:p>2057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0573" calcext:value-type="float">
            <text:p>2057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551" calcext:value-type="float">
            <text:p>2055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0567" calcext:value-type="float">
            <text:p>2056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0581" calcext:value-type="float">
            <text:p>2058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0481" calcext:value-type="float">
            <text:p>2048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555" calcext:value-type="float">
            <text:p>2055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0656" calcext:value-type="float">
            <text:p>2065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0468" calcext:value-type="float">
            <text:p>2046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564" calcext:value-type="float">
            <text:p>2056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0526" calcext:value-type="float">
            <text:p>2052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483" calcext:value-type="float">
            <text:p>2048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0495" calcext:value-type="float">
            <text:p>204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494" calcext:value-type="float">
            <text:p>2049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0452" calcext:value-type="float">
            <text:p>2045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508" calcext:value-type="float">
            <text:p>2050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0664" calcext:value-type="float">
            <text:p>2066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458" calcext:value-type="float">
            <text:p>2045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0533" calcext:value-type="float">
            <text:p>2053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0469" calcext:value-type="float">
            <text:p>2046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0463" calcext:value-type="float">
            <text:p>2046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0474" calcext:value-type="float">
            <text:p>2047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458" calcext:value-type="float">
            <text:p>2045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501" calcext:value-type="float">
            <text:p>2050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0524" calcext:value-type="float">
            <text:p>2052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0433" calcext:value-type="float">
            <text:p>2043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0539" calcext:value-type="float">
            <text:p>2053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0531" calcext:value-type="float">
            <text:p>2053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0448" calcext:value-type="float">
            <text:p>2044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0470" calcext:value-type="float">
            <text:p>2047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499" calcext:value-type="float">
            <text:p>2049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0501" calcext:value-type="float">
            <text:p>2050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0624" calcext:value-type="float">
            <text:p>2062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0499" calcext:value-type="float">
            <text:p>2049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0484" calcext:value-type="float">
            <text:p>2048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0422" calcext:value-type="float">
            <text:p>2042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0447" calcext:value-type="float">
            <text:p>2044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474" calcext:value-type="float">
            <text:p>2047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466" calcext:value-type="float">
            <text:p>2046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410" calcext:value-type="float">
            <text:p>204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0439" calcext:value-type="float">
            <text:p>2043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0462" calcext:value-type="float">
            <text:p>2046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0401" calcext:value-type="float">
            <text:p>2040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0370" calcext:value-type="float">
            <text:p>2037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0494" calcext:value-type="float">
            <text:p>2049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379" calcext:value-type="float">
            <text:p>2037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0356" calcext:value-type="float">
            <text:p>2035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0347" calcext:value-type="float">
            <text:p>2034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371" calcext:value-type="float">
            <text:p>2037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0363" calcext:value-type="float">
            <text:p>2036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390" calcext:value-type="float">
            <text:p>2039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345" calcext:value-type="float">
            <text:p>2034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0357" calcext:value-type="float">
            <text:p>2035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465" calcext:value-type="float">
            <text:p>2046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0396" calcext:value-type="float">
            <text:p>2039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0349" calcext:value-type="float">
            <text:p>2034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0363" calcext:value-type="float">
            <text:p>2036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380" calcext:value-type="float">
            <text:p>2038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337" calcext:value-type="float">
            <text:p>2033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0347" calcext:value-type="float">
            <text:p>2034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0332" calcext:value-type="float">
            <text:p>2033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0338" calcext:value-type="float">
            <text:p>2033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0278" calcext:value-type="float">
            <text:p>2027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0476" calcext:value-type="float">
            <text:p>2047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0350" calcext:value-type="float">
            <text:p>2035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0553" calcext:value-type="float">
            <text:p>205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0286" calcext:value-type="float">
            <text:p>2028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0357" calcext:value-type="float">
            <text:p>203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0338" calcext:value-type="float">
            <text:p>2033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0259" calcext:value-type="float">
            <text:p>202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0321" calcext:value-type="float">
            <text:p>2032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0270" calcext:value-type="float">
            <text:p>2027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0264" calcext:value-type="float">
            <text:p>2026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280" calcext:value-type="float">
            <text:p>2028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282" calcext:value-type="float">
            <text:p>2028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0385" calcext:value-type="float">
            <text:p>2038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0314" calcext:value-type="float">
            <text:p>203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0266" calcext:value-type="float">
            <text:p>2026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273" calcext:value-type="float">
            <text:p>2027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0531" calcext:value-type="float">
            <text:p>2053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0298" calcext:value-type="float">
            <text:p>2029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0358" calcext:value-type="float">
            <text:p>2035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0279" calcext:value-type="float">
            <text:p>2027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0280" calcext:value-type="float">
            <text:p>2028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0247" calcext:value-type="float">
            <text:p>202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251" calcext:value-type="float">
            <text:p>2025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0259" calcext:value-type="float">
            <text:p>2025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0315" calcext:value-type="float">
            <text:p>203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0319" calcext:value-type="float">
            <text:p>2031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0230" calcext:value-type="float">
            <text:p>2023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552" calcext:value-type="float">
            <text:p>2055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0274" calcext:value-type="float">
            <text:p>2027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238" calcext:value-type="float">
            <text:p>2023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0208" calcext:value-type="float">
            <text:p>2020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279" calcext:value-type="float">
            <text:p>2027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0240" calcext:value-type="float">
            <text:p>2024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291" calcext:value-type="float">
            <text:p>2029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234" calcext:value-type="float">
            <text:p>2023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0234" calcext:value-type="float">
            <text:p>2023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259" calcext:value-type="float">
            <text:p>2025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0261" calcext:value-type="float">
            <text:p>2026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0194" calcext:value-type="float">
            <text:p>2019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0261" calcext:value-type="float">
            <text:p>2026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0298" calcext:value-type="float">
            <text:p>2029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225" calcext:value-type="float">
            <text:p>2022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217" calcext:value-type="float">
            <text:p>202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0229" calcext:value-type="float">
            <text:p>2022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0213" calcext:value-type="float">
            <text:p>202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0235" calcext:value-type="float">
            <text:p>2023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0211" calcext:value-type="float">
            <text:p>2021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0257" calcext:value-type="float">
            <text:p>2025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254" calcext:value-type="float">
            <text:p>2025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0187" calcext:value-type="float">
            <text:p>201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71" calcext:value-type="float">
            <text:p>2017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0267" calcext:value-type="float">
            <text:p>2026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0204" calcext:value-type="float">
            <text:p>2020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0196" calcext:value-type="float">
            <text:p>2019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239" calcext:value-type="float">
            <text:p>2023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0174" calcext:value-type="float">
            <text:p>2017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0193" calcext:value-type="float">
            <text:p>2019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295" calcext:value-type="float">
            <text:p>2029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0161" calcext:value-type="float">
            <text:p>2016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0147" calcext:value-type="float">
            <text:p>2014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247" calcext:value-type="float">
            <text:p>20247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0274" calcext:value-type="float">
            <text:p>2027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0227" calcext:value-type="float">
            <text:p>2022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0294" calcext:value-type="float">
            <text:p>20294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0239" calcext:value-type="float">
            <text:p>2023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0198" calcext:value-type="float">
            <text:p>2019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0269" calcext:value-type="float">
            <text:p>2026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0227" calcext:value-type="float">
            <text:p>2022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0310" calcext:value-type="float">
            <text:p>2031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0353" calcext:value-type="float">
            <text:p>2035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153" calcext:value-type="float">
            <text:p>2015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0335" calcext:value-type="float">
            <text:p>2033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0286" calcext:value-type="float">
            <text:p>2028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0167" calcext:value-type="float">
            <text:p>20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09:28:53.579542431</meta:creation-date>
    <dc:date>2016-09-18T10:07:08.145013987</dc:date>
    <meta:editing-duration>PT8M33S</meta:editing-duration>
    <meta:editing-cycles>3</meta:editing-cycles>
    <meta:generator>LibreOffice/5.1.5.2$Linux_X86_64 LibreOffice_project/10m0$Build-2</meta:generator>
    <meta:document-statistic meta:table-count="1" meta:cell-count="20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225cm" svg:height="17.558cm" xlink:href=".." xlink:type="simple" chart:class="chart:scatter" chart:style-name="ch1">
        <chart:legend chart:legend-position="end" svg:x="31.373cm" svg:y="8.48cm" style:legend-expansion="high" chart:style-name="ch2"/>
        <chart:plot-area chart:style-name="ch3" table:cell-range-address="Sheet1.A1:Sheet1.B1023" svg:x="0.684cm" svg:y="0.351cm" svg:width="30.005cm" svg:height="16.856cm">
          <chartooo:coordinate-region svg:x="1.861cm" svg:y="0.55cm" svg:width="28.456cm" svg:height="16.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23" chart:class="chart:scatter">
            <chart:domain table:cell-range-address="Sheet1.A1:Sheet1.A1023"/>
            <chart:data-point chart:repeated="10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23</svg:desc>
                </draw:g>
              </table:table-cell>
              <table:table-cell office:value-type="float" office:value="40518">
                <text:p>40518</text:p>
                <draw:g>
                  <svg:desc>Sheet1.B1:Sheet1.B10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894">
                <text:p>18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802">
                <text:p>14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273">
                <text:p>12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545">
                <text:p>11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881">
                <text:p>108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516">
                <text:p>10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10">
                <text:p>100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448">
                <text:p>10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699">
                <text:p>10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853">
                <text:p>108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837">
                <text:p>10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524">
                <text:p>105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773">
                <text:p>9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492">
                <text:p>9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428">
                <text:p>9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251">
                <text:p>9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170">
                <text:p>91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215">
                <text:p>9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185">
                <text:p>9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128">
                <text:p>9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111">
                <text:p>9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140">
                <text:p>9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044">
                <text:p>9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075">
                <text:p>9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953">
                <text:p>8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980">
                <text:p>89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026">
                <text:p>9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426">
                <text:p>94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430">
                <text:p>94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443">
                <text:p>94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398">
                <text:p>9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474">
                <text:p>9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462">
                <text:p>9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638">
                <text:p>9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725">
                <text:p>9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693">
                <text:p>96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735">
                <text:p>97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762">
                <text:p>9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788">
                <text:p>9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779">
                <text:p>97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9765">
                <text:p>9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9769">
                <text:p>9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9755">
                <text:p>9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9770">
                <text:p>97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733">
                <text:p>97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735">
                <text:p>9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726">
                <text:p>97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768">
                <text:p>97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751">
                <text:p>97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626">
                <text:p>96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735">
                <text:p>9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631">
                <text:p>96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648">
                <text:p>9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631">
                <text:p>96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623">
                <text:p>96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609">
                <text:p>9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714">
                <text:p>97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601">
                <text:p>96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622">
                <text:p>9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606">
                <text:p>9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618">
                <text:p>9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628">
                <text:p>96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609">
                <text:p>96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582">
                <text:p>95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644">
                <text:p>9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636">
                <text:p>96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575">
                <text:p>9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98">
                <text:p>95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74">
                <text:p>95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586">
                <text:p>95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610">
                <text:p>96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592">
                <text:p>95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609">
                <text:p>96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601">
                <text:p>9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609">
                <text:p>96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606">
                <text:p>96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653">
                <text:p>96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641">
                <text:p>96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639">
                <text:p>96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669">
                <text:p>96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611">
                <text:p>96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628">
                <text:p>96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638">
                <text:p>96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652">
                <text:p>96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729">
                <text:p>97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807">
                <text:p>9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869">
                <text:p>98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903">
                <text:p>99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904">
                <text:p>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958">
                <text:p>99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039">
                <text:p>100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057">
                <text:p>100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131">
                <text:p>101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091">
                <text:p>10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295">
                <text:p>102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202">
                <text:p>10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159">
                <text:p>101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205">
                <text:p>102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116">
                <text:p>101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119">
                <text:p>101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178">
                <text:p>101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162">
                <text:p>10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161">
                <text:p>101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183">
                <text:p>10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164">
                <text:p>101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161">
                <text:p>101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194">
                <text:p>101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231">
                <text:p>10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226">
                <text:p>102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189">
                <text:p>101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085">
                <text:p>100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094">
                <text:p>10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094">
                <text:p>100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127">
                <text:p>101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137">
                <text:p>101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098">
                <text:p>100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197">
                <text:p>101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194">
                <text:p>101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099">
                <text:p>10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110">
                <text:p>101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0091">
                <text:p>100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0108">
                <text:p>101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99">
                <text:p>100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0122">
                <text:p>10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0138">
                <text:p>101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0127">
                <text:p>101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0101">
                <text:p>101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0065">
                <text:p>100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0144">
                <text:p>101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0124">
                <text:p>101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0109">
                <text:p>101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0083">
                <text:p>100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0137">
                <text:p>101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0152">
                <text:p>101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0097">
                <text:p>100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0085">
                <text:p>100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0078">
                <text:p>100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0261">
                <text:p>102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0135">
                <text:p>1013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0111">
                <text:p>101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058">
                <text:p>100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0061">
                <text:p>100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0052">
                <text:p>100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0078">
                <text:p>100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0075">
                <text:p>100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0107">
                <text:p>101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0157">
                <text:p>101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0898">
                <text:p>108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0117">
                <text:p>101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0117">
                <text:p>101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0148">
                <text:p>101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0098">
                <text:p>100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0108">
                <text:p>101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0121">
                <text:p>101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0090">
                <text:p>100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0089">
                <text:p>100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0120">
                <text:p>101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0110">
                <text:p>1011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0171">
                <text:p>101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0134">
                <text:p>101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0189">
                <text:p>101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072">
                <text:p>100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0090">
                <text:p>1009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0054">
                <text:p>100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0078">
                <text:p>100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0098">
                <text:p>100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0209">
                <text:p>102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0064">
                <text:p>100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0071">
                <text:p>100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0129">
                <text:p>101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0112">
                <text:p>101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0071">
                <text:p>100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0562">
                <text:p>105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0073">
                <text:p>100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0107">
                <text:p>10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089">
                <text:p>100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0134">
                <text:p>101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0247">
                <text:p>102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0065">
                <text:p>100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0089">
                <text:p>100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0251">
                <text:p>102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0122">
                <text:p>101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0147">
                <text:p>101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0091">
                <text:p>100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0093">
                <text:p>1009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0115">
                <text:p>101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0095">
                <text:p>100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0100">
                <text:p>10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0093">
                <text:p>100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0141">
                <text:p>101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0154">
                <text:p>101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0171">
                <text:p>101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0125">
                <text:p>10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0137">
                <text:p>101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0137">
                <text:p>101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0151">
                <text:p>101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0190">
                <text:p>1019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0154">
                <text:p>101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0188">
                <text:p>101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0297">
                <text:p>102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0298">
                <text:p>102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0196">
                <text:p>101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0196">
                <text:p>101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0198">
                <text:p>101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0163">
                <text:p>10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0182">
                <text:p>101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0175">
                <text:p>101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0249">
                <text:p>102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0250">
                <text:p>1025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0234">
                <text:p>102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0207">
                <text:p>102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0230">
                <text:p>1023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0239">
                <text:p>102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0287">
                <text:p>102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306">
                <text:p>103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0259">
                <text:p>102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0486">
                <text:p>104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0344">
                <text:p>103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0317">
                <text:p>103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0318">
                <text:p>103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0355">
                <text:p>103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0392">
                <text:p>103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0377">
                <text:p>103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0402">
                <text:p>104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0422">
                <text:p>104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0467">
                <text:p>104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0507">
                <text:p>105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0477">
                <text:p>104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0555">
                <text:p>105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0655">
                <text:p>106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0542">
                <text:p>105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0595">
                <text:p>105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0581">
                <text:p>105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0607">
                <text:p>106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0626">
                <text:p>106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0628">
                <text:p>1062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0671">
                <text:p>106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0712">
                <text:p>107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0739">
                <text:p>107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0805">
                <text:p>108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0798">
                <text:p>107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0814">
                <text:p>108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0873">
                <text:p>108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0898">
                <text:p>108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0901">
                <text:p>109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0901">
                <text:p>109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0915">
                <text:p>109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0941">
                <text:p>109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0955">
                <text:p>1095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1019">
                <text:p>1101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1024">
                <text:p>110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1064">
                <text:p>110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1152">
                <text:p>111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1126">
                <text:p>111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1176">
                <text:p>111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1202">
                <text:p>112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1205">
                <text:p>112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1222">
                <text:p>112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1226">
                <text:p>112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1302">
                <text:p>113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1285">
                <text:p>112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1319">
                <text:p>113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1367">
                <text:p>1136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1360">
                <text:p>1136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1464">
                <text:p>114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1486">
                <text:p>114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1482">
                <text:p>114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1542">
                <text:p>115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1551">
                <text:p>115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1582">
                <text:p>115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1624">
                <text:p>1162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1916">
                <text:p>119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1682">
                <text:p>11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1689">
                <text:p>116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1715">
                <text:p>117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1721">
                <text:p>117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1763">
                <text:p>117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1778">
                <text:p>1177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1841">
                <text:p>118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1847">
                <text:p>118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1793">
                <text:p>117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1829">
                <text:p>118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1815">
                <text:p>118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1873">
                <text:p>1187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1881">
                <text:p>118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1916">
                <text:p>119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1990">
                <text:p>1199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1961">
                <text:p>1196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1929">
                <text:p>119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1917">
                <text:p>119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1975">
                <text:p>119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2061">
                <text:p>1206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2106">
                <text:p>121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2222">
                <text:p>122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2280">
                <text:p>1228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2317">
                <text:p>123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2334">
                <text:p>123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2372">
                <text:p>123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2313">
                <text:p>123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2468">
                <text:p>124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2408">
                <text:p>124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2385">
                <text:p>1238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2344">
                <text:p>123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2443">
                <text:p>124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2414">
                <text:p>124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2366">
                <text:p>123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2409">
                <text:p>1240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2377">
                <text:p>123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2406">
                <text:p>1240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2467">
                <text:p>124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2452">
                <text:p>124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2537">
                <text:p>1253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2588">
                <text:p>125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2523">
                <text:p>125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2519">
                <text:p>125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2506">
                <text:p>125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2474">
                <text:p>1247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2416">
                <text:p>124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2467">
                <text:p>124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2399">
                <text:p>123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2401">
                <text:p>124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2411">
                <text:p>124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2357">
                <text:p>123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2445">
                <text:p>124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2392">
                <text:p>123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2370">
                <text:p>1237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2411">
                <text:p>124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2396">
                <text:p>123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2516">
                <text:p>125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2443">
                <text:p>1244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2429">
                <text:p>1242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2505">
                <text:p>125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2456">
                <text:p>124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2487">
                <text:p>1248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2508">
                <text:p>125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2515">
                <text:p>125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2494">
                <text:p>124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2555">
                <text:p>1255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2483">
                <text:p>1248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2491">
                <text:p>124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2510">
                <text:p>125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2415">
                <text:p>1241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2374">
                <text:p>123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2325">
                <text:p>123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2334">
                <text:p>123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2316">
                <text:p>123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2321">
                <text:p>123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2279">
                <text:p>122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2301">
                <text:p>1230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2325">
                <text:p>123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2331">
                <text:p>123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2265">
                <text:p>122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2234">
                <text:p>122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2191">
                <text:p>121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2202">
                <text:p>122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2181">
                <text:p>121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2179">
                <text:p>1217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2164">
                <text:p>121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2144">
                <text:p>1214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2135">
                <text:p>121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2130">
                <text:p>1213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2110">
                <text:p>121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2086">
                <text:p>1208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2086">
                <text:p>1208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2050">
                <text:p>1205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2023">
                <text:p>1202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2051">
                <text:p>1205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2243">
                <text:p>122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2085">
                <text:p>120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2140">
                <text:p>1214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2154">
                <text:p>121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2102">
                <text:p>121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2149">
                <text:p>1214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2160">
                <text:p>1216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2317">
                <text:p>123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2223">
                <text:p>122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2305">
                <text:p>123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2244">
                <text:p>122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2358">
                <text:p>123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2378">
                <text:p>123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2457">
                <text:p>124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2450">
                <text:p>1245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2479">
                <text:p>124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2547">
                <text:p>125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2598">
                <text:p>125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2559">
                <text:p>125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2708">
                <text:p>127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2754">
                <text:p>127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2781">
                <text:p>127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2772">
                <text:p>127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2911">
                <text:p>129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3047">
                <text:p>130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3027">
                <text:p>130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3069">
                <text:p>130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3136">
                <text:p>1313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3239">
                <text:p>1323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3278">
                <text:p>132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3265">
                <text:p>132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3283">
                <text:p>1328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3295">
                <text:p>132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3681">
                <text:p>1368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3465">
                <text:p>1346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3486">
                <text:p>134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3559">
                <text:p>135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3590">
                <text:p>1359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3730">
                <text:p>1373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3796">
                <text:p>137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3857">
                <text:p>138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3958">
                <text:p>139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3998">
                <text:p>1399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4042">
                <text:p>140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4129">
                <text:p>141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4151">
                <text:p>141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4267">
                <text:p>142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4300">
                <text:p>1430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4343">
                <text:p>143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4387">
                <text:p>1438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4677">
                <text:p>146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4524">
                <text:p>1452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4616">
                <text:p>146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4543">
                <text:p>145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4630">
                <text:p>1463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4676">
                <text:p>1467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4736">
                <text:p>147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4661">
                <text:p>1466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4783">
                <text:p>147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4812">
                <text:p>148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4853">
                <text:p>148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4830">
                <text:p>1483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4985">
                <text:p>1498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5007">
                <text:p>150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5064">
                <text:p>1506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5089">
                <text:p>150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5240">
                <text:p>1524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5203">
                <text:p>1520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5246">
                <text:p>152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5271">
                <text:p>152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5354">
                <text:p>153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5425">
                <text:p>154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5466">
                <text:p>154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5478">
                <text:p>154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5570">
                <text:p>1557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5649">
                <text:p>1564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5706">
                <text:p>157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5703">
                <text:p>1570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5838">
                <text:p>1583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5829">
                <text:p>158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5920">
                <text:p>1592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5978">
                <text:p>159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6073">
                <text:p>160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6290">
                <text:p>1629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6149">
                <text:p>161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6286">
                <text:p>162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6341">
                <text:p>163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6372">
                <text:p>1637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6524">
                <text:p>165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6515">
                <text:p>165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6656">
                <text:p>166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6732">
                <text:p>167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6767">
                <text:p>167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6849">
                <text:p>1684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6860">
                <text:p>1686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6948">
                <text:p>169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7053">
                <text:p>1705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7136">
                <text:p>171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7106">
                <text:p>171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7224">
                <text:p>1722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7267">
                <text:p>172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7388">
                <text:p>173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7453">
                <text:p>174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7490">
                <text:p>1749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7540">
                <text:p>1754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7554">
                <text:p>175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7677">
                <text:p>1767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7738">
                <text:p>177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7764">
                <text:p>177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7775">
                <text:p>177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8091">
                <text:p>180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7942">
                <text:p>1794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8162">
                <text:p>181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8322">
                <text:p>183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8287">
                <text:p>182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8278">
                <text:p>1827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8362">
                <text:p>183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8398">
                <text:p>183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8481">
                <text:p>1848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8459">
                <text:p>184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8568">
                <text:p>185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8644">
                <text:p>186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8733">
                <text:p>187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8761">
                <text:p>1876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8759">
                <text:p>187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8816">
                <text:p>188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8845">
                <text:p>188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9017">
                <text:p>190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9036">
                <text:p>1903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9110">
                <text:p>191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9418">
                <text:p>1941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9217">
                <text:p>192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9241">
                <text:p>192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9239">
                <text:p>1923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9367">
                <text:p>193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9359">
                <text:p>1935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9435">
                <text:p>1943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9417">
                <text:p>194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9512">
                <text:p>195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9618">
                <text:p>196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9736">
                <text:p>1973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9798">
                <text:p>197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9804">
                <text:p>198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9880">
                <text:p>1988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9711">
                <text:p>197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9786">
                <text:p>197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9865">
                <text:p>1986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9865">
                <text:p>1986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9812">
                <text:p>198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9988">
                <text:p>1998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0186">
                <text:p>2018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0045">
                <text:p>200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0108">
                <text:p>2010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0163">
                <text:p>201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0190">
                <text:p>2019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0261">
                <text:p>2026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0303">
                <text:p>2030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0249">
                <text:p>2024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0284">
                <text:p>202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0501">
                <text:p>2050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0308">
                <text:p>203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0465">
                <text:p>204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0509">
                <text:p>205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0648">
                <text:p>2064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0628">
                <text:p>2062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0741">
                <text:p>207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0715">
                <text:p>207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0857">
                <text:p>2085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0870">
                <text:p>2087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0913">
                <text:p>209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0918">
                <text:p>209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0969">
                <text:p>2096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0990">
                <text:p>2099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1002">
                <text:p>210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0982">
                <text:p>2098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1018">
                <text:p>210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1019">
                <text:p>2101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0992">
                <text:p>209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0983">
                <text:p>209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1082">
                <text:p>2108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1105">
                <text:p>211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0990">
                <text:p>2099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0960">
                <text:p>2096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0989">
                <text:p>209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0942">
                <text:p>209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0968">
                <text:p>209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1035">
                <text:p>2103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0964">
                <text:p>209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0939">
                <text:p>2093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0865">
                <text:p>2086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0932">
                <text:p>2093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1081">
                <text:p>210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0941">
                <text:p>209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0890">
                <text:p>2089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0875">
                <text:p>208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0894">
                <text:p>208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1055">
                <text:p>210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0868">
                <text:p>2086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0894">
                <text:p>208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0895">
                <text:p>208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0986">
                <text:p>209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0873">
                <text:p>2087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0905">
                <text:p>209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0792">
                <text:p>207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0855">
                <text:p>2085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0750">
                <text:p>2075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0833">
                <text:p>2083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0843">
                <text:p>2084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0843">
                <text:p>208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0795">
                <text:p>207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0785">
                <text:p>207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0784">
                <text:p>2078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0830">
                <text:p>2083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0968">
                <text:p>2096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1204">
                <text:p>2120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0798">
                <text:p>207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0807">
                <text:p>208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0766">
                <text:p>2076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0776">
                <text:p>207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0801">
                <text:p>2080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0803">
                <text:p>2080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0842">
                <text:p>208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0850">
                <text:p>2085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0825">
                <text:p>208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1061">
                <text:p>210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0756">
                <text:p>2075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0921">
                <text:p>2092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0816">
                <text:p>208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0782">
                <text:p>207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0799">
                <text:p>2079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0752">
                <text:p>2075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0719">
                <text:p>2071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0729">
                <text:p>207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0794">
                <text:p>207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0766">
                <text:p>2076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0693">
                <text:p>206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0744">
                <text:p>207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0725">
                <text:p>207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0757">
                <text:p>2075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0713">
                <text:p>207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0717">
                <text:p>207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0695">
                <text:p>2069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0665">
                <text:p>2066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0727">
                <text:p>2072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0708">
                <text:p>207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0650">
                <text:p>2065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0677">
                <text:p>206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0655">
                <text:p>206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0931">
                <text:p>209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0688">
                <text:p>2068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0758">
                <text:p>2075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0720">
                <text:p>2072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0635">
                <text:p>206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0611">
                <text:p>206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0641">
                <text:p>2064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0636">
                <text:p>2063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0581">
                <text:p>2058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0608">
                <text:p>2060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0655">
                <text:p>206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0601">
                <text:p>206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0625">
                <text:p>206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0603">
                <text:p>206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0555">
                <text:p>205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0626">
                <text:p>206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0643">
                <text:p>206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0578">
                <text:p>2057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0596">
                <text:p>2059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0557">
                <text:p>205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0625">
                <text:p>206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0641">
                <text:p>2064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0595">
                <text:p>205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0625">
                <text:p>206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0583">
                <text:p>205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0574">
                <text:p>2057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0642">
                <text:p>2064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0502">
                <text:p>2050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0669">
                <text:p>206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0611">
                <text:p>206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0502">
                <text:p>205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0598">
                <text:p>2059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0558">
                <text:p>205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0574">
                <text:p>2057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0573">
                <text:p>205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0551">
                <text:p>2055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0567">
                <text:p>205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0581">
                <text:p>2058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0481">
                <text:p>204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0555">
                <text:p>205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0564">
                <text:p>205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0526">
                <text:p>2052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0483">
                <text:p>204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0495">
                <text:p>2049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0494">
                <text:p>204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0452">
                <text:p>204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0664">
                <text:p>206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0458">
                <text:p>2045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0533">
                <text:p>205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0463">
                <text:p>2046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0474">
                <text:p>204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0458">
                <text:p>204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0501">
                <text:p>2050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0524">
                <text:p>205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0433">
                <text:p>204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0539">
                <text:p>2053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0531">
                <text:p>205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0448">
                <text:p>2044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0470">
                <text:p>2047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0499">
                <text:p>204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0501">
                <text:p>2050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0425">
                <text:p>204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0499">
                <text:p>2049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0484">
                <text:p>2048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0422">
                <text:p>2042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0447">
                <text:p>204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0474">
                <text:p>2047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0466">
                <text:p>204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0410">
                <text:p>204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0462">
                <text:p>2046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0401">
                <text:p>2040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0370">
                <text:p>2037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0494">
                <text:p>2049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0379">
                <text:p>2037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0356">
                <text:p>203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0347">
                <text:p>203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0371">
                <text:p>2037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0390">
                <text:p>2039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0345">
                <text:p>2034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0465">
                <text:p>2046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0396">
                <text:p>203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0349">
                <text:p>2034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0363">
                <text:p>2036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0380">
                <text:p>2038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0337">
                <text:p>2033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0347">
                <text:p>2034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0332">
                <text:p>2033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0338">
                <text:p>203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0278">
                <text:p>2027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0300">
                <text:p>2030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0350">
                <text:p>2035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0553">
                <text:p>2055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0357">
                <text:p>203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0338">
                <text:p>2033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0259">
                <text:p>202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0321">
                <text:p>2032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0270">
                <text:p>2027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0264">
                <text:p>2026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0282">
                <text:p>2028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0385">
                <text:p>203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0266">
                <text:p>2026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0273">
                <text:p>2027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0531">
                <text:p>2053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0358">
                <text:p>2035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0247">
                <text:p>2024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0259">
                <text:p>202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0315">
                <text:p>203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0319">
                <text:p>203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0230">
                <text:p>2023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0274">
                <text:p>2027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0238">
                <text:p>2023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0208">
                <text:p>202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0279">
                <text:p>2027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0291">
                <text:p>202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0234">
                <text:p>2023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0234">
                <text:p>2023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0259">
                <text:p>2025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0261">
                <text:p>2026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0194">
                <text:p>201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0261">
                <text:p>202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0298">
                <text:p>2029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0217">
                <text:p>2021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0229">
                <text:p>2022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0213">
                <text:p>202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0235">
                <text:p>202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0211">
                <text:p>202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0257">
                <text:p>202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0254">
                <text:p>2025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0171">
                <text:p>201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20204">
                <text:p>2020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20239">
                <text:p>2023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20174">
                <text:p>2017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20295">
                <text:p>202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20161">
                <text:p>201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20147">
                <text:p>2014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20247">
                <text:p>2024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20274">
                <text:p>2027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20227">
                <text:p>2022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20294">
                <text:p>2029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20239">
                <text:p>2023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20198">
                <text:p>2019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20269">
                <text:p>202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20227">
                <text:p>202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20310">
                <text:p>2031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9">
                <text:p>1019</text:p>
              </table:table-cell>
              <table:table-cell office:value-type="float" office:value="20353">
                <text:p>2035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20">
                <text:p>1020</text:p>
              </table:table-cell>
              <table:table-cell office:value-type="float" office:value="20153">
                <text:p>2015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1">
                <text:p>1021</text:p>
              </table:table-cell>
              <table:table-cell office:value-type="float" office:value="20335">
                <text:p>2033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2">
                <text:p>1022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20167">
                <text:p>20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236:Sheet1.B276" svg:x="0.731cm" svg:y="0.125cm" svg:width="12.505cm" svg:height="8.643cm">
          <chartooo:coordinate-region svg:x="1.908cm" svg:y="0.324cm" svg:width="11.048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36:Sheet1.B276" chart:class="chart:scatter">
            <chart:domain table:cell-range-address="Sheet1.A236:Sheet1.A276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">
                <text:p>236</text:p>
                <draw:g>
                  <svg:desc>Sheet1.A236:Sheet1.A276</svg:desc>
                </draw:g>
              </table:table-cell>
              <table:table-cell office:value-type="float" office:value="10278">
                <text:p>10278</text:p>
                <draw:g>
                  <svg:desc>Sheet1.B236:Sheet1.B2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">
                <text:p>237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">
                <text:p>238</text:p>
              </table:table-cell>
              <table:table-cell office:value-type="float" office:value="10128">
                <text:p>10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">
                <text:p>239</text:p>
              </table:table-cell>
              <table:table-cell office:value-type="float" office:value="10118">
                <text:p>10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10058">
                <text:p>10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">
                <text:p>241</text:p>
              </table:table-cell>
              <table:table-cell office:value-type="float" office:value="10061">
                <text:p>10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2">
                <text:p>242</text:p>
              </table:table-cell>
              <table:table-cell office:value-type="float" office:value="10052">
                <text:p>1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10078">
                <text:p>10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">
                <text:p>244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5">
                <text:p>245</text:p>
              </table:table-cell>
              <table:table-cell office:value-type="float" office:value="10056">
                <text:p>10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">
                <text:p>246</text:p>
              </table:table-cell>
              <table:table-cell office:value-type="float" office:value="10075">
                <text:p>10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7">
                <text:p>247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8">
                <text:p>248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10153">
                <text:p>10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10107">
                <text:p>10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1">
                <text:p>251</text:p>
              </table:table-cell>
              <table:table-cell office:value-type="float" office:value="10157">
                <text:p>10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2">
                <text:p>252</text:p>
              </table:table-cell>
              <table:table-cell office:value-type="float" office:value="10185">
                <text:p>10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3">
                <text:p>253</text:p>
              </table:table-cell>
              <table:table-cell office:value-type="float" office:value="10898">
                <text:p>10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4">
                <text:p>254</text:p>
              </table:table-cell>
              <table:table-cell office:value-type="float" office:value="10199">
                <text:p>10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">
                <text:p>255</text:p>
              </table:table-cell>
              <table:table-cell office:value-type="float" office:value="10117">
                <text:p>10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">
                <text:p>256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7">
                <text:p>257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">
                <text:p>258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9">
                <text:p>259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">
                <text:p>260</text:p>
              </table:table-cell>
              <table:table-cell office:value-type="float" office:value="10076">
                <text:p>10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">
                <text:p>261</text:p>
              </table:table-cell>
              <table:table-cell office:value-type="float" office:value="10117">
                <text:p>10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2">
                <text:p>262</text:p>
              </table:table-cell>
              <table:table-cell office:value-type="float" office:value="10087">
                <text:p>10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3">
                <text:p>263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4">
                <text:p>264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5">
                <text:p>265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6">
                <text:p>266</text:p>
              </table:table-cell>
              <table:table-cell office:value-type="float" office:value="10148">
                <text:p>10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7">
                <text:p>267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8">
                <text:p>268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9">
                <text:p>269</text:p>
              </table:table-cell>
              <table:table-cell office:value-type="float" office:value="10140">
                <text:p>101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">
                <text:p>270</text:p>
              </table:table-cell>
              <table:table-cell office:value-type="float" office:value="10098">
                <text:p>10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1">
                <text:p>271</text:p>
              </table:table-cell>
              <table:table-cell office:value-type="float" office:value="10108">
                <text:p>10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">
                <text:p>272</text:p>
              </table:table-cell>
              <table:table-cell office:value-type="float" office:value="10121">
                <text:p>10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">
                <text:p>273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4">
                <text:p>274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5">
                <text:p>275</text:p>
              </table:table-cell>
              <table:table-cell office:value-type="float" office:value="10090">
                <text:p>100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6">
                <text:p>276</text:p>
              </table:table-cell>
              <table:table-cell office:value-type="float" office:value="10089">
                <text:p>10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108:Sheet1.B148" svg:x="0.319cm" svg:y="0.18cm" svg:width="12.508cm" svg:height="8.646cm">
          <chartooo:coordinate-region svg:x="1.311cm" svg:y="0.379cm" svg:width="11.05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8:Sheet1.B148" chart:class="chart:scatter">
            <chart:domain table:cell-range-address="Sheet1.A108:Sheet1.A148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Sheet1.A108:Sheet1.A148</svg:desc>
                </draw:g>
              </table:table-cell>
              <table:table-cell office:value-type="float" office:value="9639">
                <text:p>9639</text:p>
                <draw:g>
                  <svg:desc>Sheet1.B108:Sheet1.B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9669">
                <text:p>9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">
                <text:p>111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">
                <text:p>112</text:p>
              </table:table-cell>
              <table:table-cell office:value-type="float" office:value="9611">
                <text:p>9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">
                <text:p>113</text:p>
              </table:table-cell>
              <table:table-cell office:value-type="float" office:value="9628">
                <text:p>9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  <table:table-cell office:value-type="float" office:value="9638">
                <text:p>9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9652">
                <text:p>9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">
                <text:p>117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8">
                <text:p>118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9722">
                <text:p>97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">
                <text:p>121</text:p>
              </table:table-cell>
              <table:table-cell office:value-type="float" office:value="9730">
                <text:p>97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">
                <text:p>122</text:p>
              </table:table-cell>
              <table:table-cell office:value-type="float" office:value="9729">
                <text:p>9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">
                <text:p>123</text:p>
              </table:table-cell>
              <table:table-cell office:value-type="float" office:value="9807">
                <text:p>98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4">
                <text:p>124</text:p>
              </table:table-cell>
              <table:table-cell office:value-type="float" office:value="9825">
                <text:p>98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">
                <text:p>125</text:p>
              </table:table-cell>
              <table:table-cell office:value-type="float" office:value="9869">
                <text:p>9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6">
                <text:p>126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9903">
                <text:p>99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9">
                <text:p>129</text:p>
              </table:table-cell>
              <table:table-cell office:value-type="float" office:value="9904">
                <text:p>99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">
                <text:p>130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1">
                <text:p>131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2">
                <text:p>132</text:p>
              </table:table-cell>
              <table:table-cell office:value-type="float" office:value="9958">
                <text:p>99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">
                <text:p>133</text:p>
              </table:table-cell>
              <table:table-cell office:value-type="float" office:value="10039">
                <text:p>100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">
                <text:p>134</text:p>
              </table:table-cell>
              <table:table-cell office:value-type="float" office:value="10057">
                <text:p>100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">
                <text:p>136</text:p>
              </table:table-cell>
              <table:table-cell office:value-type="float" office:value="10079">
                <text:p>10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">
                <text:p>137</text:p>
              </table:table-cell>
              <table:table-cell office:value-type="float" office:value="10167">
                <text:p>10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8">
                <text:p>138</text:p>
              </table:table-cell>
              <table:table-cell office:value-type="float" office:value="10131">
                <text:p>10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9">
                <text:p>139</text:p>
              </table:table-cell>
              <table:table-cell office:value-type="float" office:value="10172">
                <text:p>10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">
                <text:p>140</text:p>
              </table:table-cell>
              <table:table-cell office:value-type="float" office:value="10091">
                <text:p>10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1">
                <text:p>141</text:p>
              </table:table-cell>
              <table:table-cell office:value-type="float" office:value="10174">
                <text:p>101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2">
                <text:p>142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">
                <text:p>143</text:p>
              </table:table-cell>
              <table:table-cell office:value-type="float" office:value="10195">
                <text:p>10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10168">
                <text:p>101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">
                <text:p>145</text:p>
              </table:table-cell>
              <table:table-cell office:value-type="float" office:value="10295">
                <text:p>10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6">
                <text:p>146</text:p>
              </table:table-cell>
              <table:table-cell office:value-type="float" office:value="10150">
                <text:p>10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7">
                <text:p>147</text:p>
              </table:table-cell>
              <table:table-cell office:value-type="float" office:value="10179">
                <text:p>10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8">
                <text:p>148</text:p>
              </table:table-cell>
              <table:table-cell office:value-type="float" office:value="10144">
                <text:p>10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54:Sheet1.B74" svg:x="0.319cm" svg:y="0.18cm" svg:width="12.508cm" svg:height="8.645cm">
          <chartooo:coordinate-region svg:x="1.311cm" svg:y="0.379cm" svg:width="11.32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4:Sheet1.B74" chart:class="chart:scatter">
            <chart:domain table:cell-range-address="Sheet1.A54:Sheet1.A7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A54:Sheet1.A74</svg:desc>
                </draw:g>
              </table:table-cell>
              <table:table-cell office:value-type="float" office:value="9769">
                <text:p>9769</text:p>
                <draw:g>
                  <svg:desc>Sheet1.B54:Sheet1.B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9755">
                <text:p>9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9770">
                <text:p>97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9733">
                <text:p>97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9735">
                <text:p>97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9726">
                <text:p>9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9768">
                <text:p>9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9751">
                <text:p>9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9626">
                <text:p>9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9666">
                <text:p>9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  <table:table-cell office:value-type="float" office:value="9735">
                <text:p>9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9631">
                <text:p>9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9648">
                <text:p>9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">
                <text:p>70</text:p>
              </table:table-cell>
              <table:table-cell office:value-type="float" office:value="9631">
                <text:p>9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9623">
                <text:p>9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">
                <text:p>73</text:p>
              </table:table-cell>
              <table:table-cell office:value-type="float" office:value="9674">
                <text:p>9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9609">
                <text:p>96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492:Sheet1.B532" svg:x="0.319cm" svg:y="0.18cm" svg:width="12.508cm" svg:height="8.645cm">
          <chartooo:coordinate-region svg:x="1.496cm" svg:y="0.379cm" svg:width="11.05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92:Sheet1.B532" chart:class="chart:scatter">
            <chart:domain table:cell-range-address="Sheet1.A492:Sheet1.A53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2">
                <text:p>492</text:p>
                <draw:g>
                  <svg:desc>Sheet1.A492:Sheet1.A532</svg:desc>
                </draw:g>
              </table:table-cell>
              <table:table-cell office:value-type="float" office:value="12366">
                <text:p>12366</text:p>
                <draw:g>
                  <svg:desc>Sheet1.B492:Sheet1.B5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3">
                <text:p>493</text:p>
              </table:table-cell>
              <table:table-cell office:value-type="float" office:value="12409">
                <text:p>12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4">
                <text:p>494</text:p>
              </table:table-cell>
              <table:table-cell office:value-type="float" office:value="12377">
                <text:p>123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5">
                <text:p>495</text:p>
              </table:table-cell>
              <table:table-cell office:value-type="float" office:value="12406">
                <text:p>12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6">
                <text:p>496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7">
                <text:p>497</text:p>
              </table:table-cell>
              <table:table-cell office:value-type="float" office:value="12467">
                <text:p>12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8">
                <text:p>498</text:p>
              </table:table-cell>
              <table:table-cell office:value-type="float" office:value="12452">
                <text:p>12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9">
                <text:p>499</text:p>
              </table:table-cell>
              <table:table-cell office:value-type="float" office:value="12537">
                <text:p>12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2594">
                <text:p>12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1">
                <text:p>501</text:p>
              </table:table-cell>
              <table:table-cell office:value-type="float" office:value="12588">
                <text:p>12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2">
                <text:p>502</text:p>
              </table:table-cell>
              <table:table-cell office:value-type="float" office:value="12523">
                <text:p>12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3">
                <text:p>503</text:p>
              </table:table-cell>
              <table:table-cell office:value-type="float" office:value="12519">
                <text:p>12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4">
                <text:p>504</text:p>
              </table:table-cell>
              <table:table-cell office:value-type="float" office:value="12506">
                <text:p>12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5">
                <text:p>505</text:p>
              </table:table-cell>
              <table:table-cell office:value-type="float" office:value="12474">
                <text:p>12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6">
                <text:p>506</text:p>
              </table:table-cell>
              <table:table-cell office:value-type="float" office:value="12416">
                <text:p>12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7">
                <text:p>507</text:p>
              </table:table-cell>
              <table:table-cell office:value-type="float" office:value="12467">
                <text:p>12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8">
                <text:p>508</text:p>
              </table:table-cell>
              <table:table-cell office:value-type="float" office:value="12399">
                <text:p>123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9">
                <text:p>509</text:p>
              </table:table-cell>
              <table:table-cell office:value-type="float" office:value="12424">
                <text:p>12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0">
                <text:p>510</text:p>
              </table:table-cell>
              <table:table-cell office:value-type="float" office:value="12401">
                <text:p>124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1">
                <text:p>511</text:p>
              </table:table-cell>
              <table:table-cell office:value-type="float" office:value="12411">
                <text:p>12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2">
                <text:p>512</text:p>
              </table:table-cell>
              <table:table-cell office:value-type="float" office:value="12357">
                <text:p>12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3">
                <text:p>513</text:p>
              </table:table-cell>
              <table:table-cell office:value-type="float" office:value="12445">
                <text:p>12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4">
                <text:p>514</text:p>
              </table:table-cell>
              <table:table-cell office:value-type="float" office:value="12392">
                <text:p>12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5">
                <text:p>515</text:p>
              </table:table-cell>
              <table:table-cell office:value-type="float" office:value="12370">
                <text:p>123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6">
                <text:p>516</text:p>
              </table:table-cell>
              <table:table-cell office:value-type="float" office:value="12360">
                <text:p>123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7">
                <text:p>517</text:p>
              </table:table-cell>
              <table:table-cell office:value-type="float" office:value="12411">
                <text:p>124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8">
                <text:p>518</text:p>
              </table:table-cell>
              <table:table-cell office:value-type="float" office:value="12396">
                <text:p>12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9">
                <text:p>519</text:p>
              </table:table-cell>
              <table:table-cell office:value-type="float" office:value="12516">
                <text:p>125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0">
                <text:p>520</text:p>
              </table:table-cell>
              <table:table-cell office:value-type="float" office:value="12443">
                <text:p>12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1">
                <text:p>521</text:p>
              </table:table-cell>
              <table:table-cell office:value-type="float" office:value="12429">
                <text:p>12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2">
                <text:p>522</text:p>
              </table:table-cell>
              <table:table-cell office:value-type="float" office:value="12470">
                <text:p>124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3">
                <text:p>523</text:p>
              </table:table-cell>
              <table:table-cell office:value-type="float" office:value="12505">
                <text:p>125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4">
                <text:p>524</text:p>
              </table:table-cell>
              <table:table-cell office:value-type="float" office:value="12456">
                <text:p>12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12487">
                <text:p>124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6">
                <text:p>526</text:p>
              </table:table-cell>
              <table:table-cell office:value-type="float" office:value="12508">
                <text:p>12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7">
                <text:p>527</text:p>
              </table:table-cell>
              <table:table-cell office:value-type="float" office:value="12515">
                <text:p>125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8">
                <text:p>528</text:p>
              </table:table-cell>
              <table:table-cell office:value-type="float" office:value="12494">
                <text:p>12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9">
                <text:p>529</text:p>
              </table:table-cell>
              <table:table-cell office:value-type="float" office:value="12555">
                <text:p>12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0">
                <text:p>530</text:p>
              </table:table-cell>
              <table:table-cell office:value-type="float" office:value="12483">
                <text:p>124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1">
                <text:p>531</text:p>
              </table:table-cell>
              <table:table-cell office:value-type="float" office:value="12491">
                <text:p>12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2">
                <text:p>532</text:p>
              </table:table-cell>
              <table:table-cell office:value-type="float" office:value="12446">
                <text:p>124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